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1cm"/>
    </style:style>
    <style:style style:name="co2" style:family="table-column">
      <style:table-column-properties fo:break-before="auto" style:column-width="5.711cm"/>
    </style:style>
    <style:style style:name="co3" style:family="table-column">
      <style:table-column-properties fo:break-before="auto" style:column-width="13.72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22222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17" table:default-cell-style-name="Excel_20_Built-in_20_Normal"/>
        <table:table-column table:style-name="co4" table:number-columns-repeated="4" table:default-cell-style-name="Default"/>
        <table:table-row table:style-name="ro1">
          <table:table-cell office:value-type="string">
            <text:p>02fe252a-b0e0-11e8-a9d2-00259047317d</text:p>
          </table:table-cell>
          <table:table-cell table:style-name="ce2" office:value-type="string">
            <text:p>St Paul's, flat 4, 5th Floor, 2bd</text:p>
          </table:table-cell>
          <table:table-cell table:style-name="ce6" office:value-type="string">
            <text:p>79 Delfin Court, Flat 4, Triq Patri Guzepp Calleja, St Paul's Bay, SPB 2732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02fe252a-b0e0-11e8-a9d2-00259047317d</text:p>
          </table:table-cell>
          <table:table-cell table:style-name="ce3" office:value-type="string">
            <text:p>St Paul's, flat 5, pth 6th Floor, 2bd</text:p>
          </table:table-cell>
          <table:table-cell table:style-name="ce7" office:value-type="string">
            <text:p>79 Delfin Court, Flat 5, Triq Patri Guzepp Calleja, St Paul's Bay, SPB 2732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0aab5727-b04c-11e8-a9d2-00259047317d</text:p>
          </table:table-cell>
          <table:table-cell table:style-name="ce2" office:value-type="string">
            <text:p>Gzira 3-bd</text:p>
          </table:table-cell>
          <table:table-cell table:style-name="ce8" office:value-type="string">
            <text:p>7, Flat 2, Triq l-Immakulata Kuncizzjoni, Gzira, GZR 114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0b145f68-b4e4-11e8-a9d2-00259047317d</text:p>
          </table:table-cell>
          <table:table-cell table:style-name="ce3" office:value-type="string">
            <text:p>Sunflower Court </text:p>
          </table:table-cell>
          <table:table-cell table:style-name="ce6" office:value-type="string">
            <text:p>02, sunflower Court, Triq l-Imghazel, Swieqi, SWQ 314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0bb59cbf-b047-11e8-a9d2-00259047317d</text:p>
          </table:table-cell>
          <table:table-cell table:style-name="ce2" office:value-type="string">
            <text:p>Gzira 2bd grd</text:p>
          </table:table-cell>
          <table:table-cell table:style-name="ce8" office:value-type="string">
            <text:p>7, Flat 1, Triq l-Immakulata Kuncizzjoni, Gzira, GZR 114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11089dea-b4f3-11e8-a9d2-00259047317d</text:p>
          </table:table-cell>
          <table:table-cell table:style-name="ce2" office:value-type="string">
            <text:p>Sapphire, no 4, 2-bedroom</text:p>
          </table:table-cell>
          <table:table-cell table:style-name="ce6" office:value-type="string">
            <text:p>12, Sapphire, Flat 4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2e3e9611-b4f6-11e8-a9d2-00259047317d</text:p>
          </table:table-cell>
          <table:table-cell table:style-name="ce3" office:value-type="string">
            <text:p>Sapphire Court, 2bd</text:p>
          </table:table-cell>
          <table:table-cell table:style-name="ce6" office:value-type="string">
            <text:p>12, Sapphire Flat 2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2e5eaf1e-b1c6-11e8-a9d2-00259047317d</text:p>
          </table:table-cell>
          <table:table-cell table:style-name="ce3" office:value-type="string">
            <text:p>Muriel Flt 1</text:p>
          </table:table-cell>
          <table:table-cell table:style-name="ce9" office:value-type="string">
            <text:p>11, Muriel Flt 1, Matthew Pulis Street, Sliema, SLM 305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1508b8f-b1b7-11e8-a9d2-00259047317d</text:p>
          </table:table-cell>
          <table:table-cell table:style-name="ce3" office:value-type="string">
            <text:p>Villa Primula</text:p>
          </table:table-cell>
          <table:table-cell table:style-name="ce8" office:value-type="string">
            <text:p>Villa Primula, Fuq il-Gonna, St Julains, STJ 1922, Malt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4bd31e4-b0ed-11e8-a9d2-00259047317d</text:p>
          </table:table-cell>
          <table:table-cell table:style-name="ce2" office:value-type="string">
            <text:p>Spinola Flt 3</text:p>
          </table:table-cell>
          <table:table-cell table:style-name="ce6" office:value-type="string">
            <text:p>102, Flat 3, Spinola Road, St Julians, STJ 3019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360b86a5-b02b-11e8-a9d2-00259047317d</text:p>
          </table:table-cell>
          <table:table-cell table:style-name="ce3" office:value-type="string">
            <text:p>Emerald 2bd</text:p>
          </table:table-cell>
          <table:table-cell table:style-name="ce9" office:value-type="string">
            <text:p>62, Emerald Court, Flat 2St Henry Street, Sliema, SLM 1324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60b86a5-b02b-11e8-a9d2-00259047317d</text:p>
          </table:table-cell>
          <table:table-cell table:style-name="ce2" office:value-type="string">
            <text:p>Gzira 2bd pth</text:p>
          </table:table-cell>
          <table:table-cell table:style-name="ce8" office:value-type="string">
            <text:p>80, Falt 5, Triq Sir Patrick Stuart, GZR 105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91c355e-b4ec-11e8-a9d2-00259047317d</text:p>
          </table:table-cell>
          <table:table-cell table:style-name="ce3" office:value-type="string">
            <text:p>St Helen 1bd </text:p>
          </table:table-cell>
          <table:table-cell table:style-name="ce9" office:value-type="string">
            <text:p>17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cfb6913-b4e8-11e8-a9d2-00259047317d</text:p>
          </table:table-cell>
          <table:table-cell table:style-name="ce2" office:value-type="string">
            <text:p>St Helen Ground</text:p>
          </table:table-cell>
          <table:table-cell table:style-name="ce6" office:value-type="string">
            <text:p>16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3fcb5398-b69d-11e8-a9d2-00259047317d</text:p>
          </table:table-cell>
          <table:table-cell table:style-name="ce3" office:value-type="string">
            <text:p>Balluta House</text:p>
          </table:table-cell>
          <table:table-cell table:style-name="ce9" office:value-type="string">
            <text:p>12, Fabri lane St Julians, STJ 1330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3fea32ba-b4e2-11e8-a9d2-00259047317d</text:p>
          </table:table-cell>
          <table:table-cell table:style-name="ce3" office:value-type="string">
            <text:p>Rudolph Place Flt 1</text:p>
          </table:table-cell>
          <table:table-cell table:style-name="ce9" office:value-type="string">
            <text:p>57, Flt 1, Rudolph Street, Sliema, SLM 127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1859873-ba86-11e8-a9d2-00259047317d</text:p>
          </table:table-cell>
          <table:table-cell table:style-name="ce2" office:value-type="string">
            <text:p>Sapphire Court, Grd Floor</text:p>
          </table:table-cell>
          <table:table-cell table:style-name="ce6" office:value-type="string">
            <text:p>12, Sapphire Flat 1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1b43b8a-abb2-11e8-a9d2-00259047317d</text:p>
          </table:table-cell>
          <table:table-cell table:style-name="ce3" office:value-type="string">
            <text:p>Spinola Penthouse</text:p>
          </table:table-cell>
          <table:table-cell table:style-name="ce9" office:value-type="string">
            <text:p>102, Flat 5, Spinola Road, St Julians, STJ 3019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29ac283-b4e6-11e8-a9d2-00259047317d</text:p>
          </table:table-cell>
          <table:table-cell table:style-name="ce2" office:value-type="string">
            <text:p>Tulip Court </text:p>
          </table:table-cell>
          <table:table-cell table:style-name="ce6" office:value-type="string">
            <text:p>02,Tulip Court, Triq l-Imghazel, Swieqi, SWQ 314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76e6a17-ba7c-11e8-a9d2-00259047317d</text:p>
          </table:table-cell>
          <table:table-cell table:style-name="ce2" office:value-type="string">
            <text:p>Sapphire Court, 1bd</text:p>
          </table:table-cell>
          <table:table-cell table:style-name="ce6" office:value-type="string">
            <text:p>12, Sapphire Flat 3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be1395a-b0e5-11e8-a9d2-00259047317d</text:p>
          </table:table-cell>
          <table:table-cell table:style-name="ce4" office:value-type="string">
            <text:p>St Paul's, flat 3, 4th Floor, 2bd</text:p>
          </table:table-cell>
          <table:table-cell table:style-name="ce7" office:value-type="string">
            <text:p>79 Delfin Court, Flat 3, Triq Patri Guzepp Calleja, St Paul's Bay, SPB 2732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4c320ecc-af6a-11e8-a9d2-00259047317d</text:p>
          </table:table-cell>
          <table:table-cell table:style-name="ce2" office:value-type="string">
            <text:p>Gzira 1-bedroom</text:p>
          </table:table-cell>
          <table:table-cell table:style-name="ce8" office:value-type="string">
            <text:p>21, Falt 1, Nazju Ellul Street, Gzira, GZR 162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521f5f3a-abaf-11e8-a9d2-00259047317d</text:p>
          </table:table-cell>
          <table:table-cell table:style-name="ce3" office:value-type="string">
            <text:p>Tigne 44, no 9, 3-bedroom pth</text:p>
          </table:table-cell>
          <table:table-cell table:style-name="ce9" office:value-type="string">
            <text:p>44, Flt 9, Triq ix-Xatt ta' Tigne, Sliema, SLM 3012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5450789a-b4ea-11e8-a9d2-00259047317d</text:p>
          </table:table-cell>
          <table:table-cell table:style-name="ce2" office:value-type="string">
            <text:p>St helen</text:p>
          </table:table-cell>
          <table:table-cell table:style-name="ce9" office:value-type="string">
            <text:p>17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7169af96-ba7f-11e8-a9d2-00259047317d</text:p>
          </table:table-cell>
          <table:table-cell table:style-name="ce3" office:value-type="string">
            <text:p>Sapphire, no 5</text:p>
          </table:table-cell>
          <table:table-cell table:style-name="ce6" office:value-type="string">
            <text:p>12, Sapphire, Flat 5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7941e2fd-b109-11e8-a9d2-00259047317d</text:p>
          </table:table-cell>
          <table:table-cell table:style-name="ce2" office:value-type="string">
            <text:p>Muriel Flt 10 </text:p>
          </table:table-cell>
          <table:table-cell table:style-name="ce6" office:value-type="string">
            <text:p>11, Muriel Flt 10, Matthew Pulis Street, Sliema, SLM 305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8527acc8-b10b-11e8-a9d2-00259047317d</text:p>
          </table:table-cell>
          <table:table-cell table:style-name="ce2" office:value-type="string">
            <text:p>St julians Hill 4-bedroom Maisonette</text:p>
          </table:table-cell>
          <table:table-cell table:style-name="ce10" office:value-type="string">
            <text:p>227, Bonsud, Triq L-Imhallef William Harding, Pembroke, PBK 1505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88989d5c-b59e-11e8-a9d2-00259047317d</text:p>
          </table:table-cell>
          <table:table-cell table:style-name="ce3" office:value-type="string">
            <text:p>Tigne 44, no 1 , 3-bedroom </text:p>
          </table:table-cell>
          <table:table-cell table:style-name="ce9" office:value-type="string">
            <text:p>44, Flt 1, Triq ix-Xatt ta' Tigne, Sliema, SLM 3012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9049abd8-ba83-11e8-a9d2-00259047317d</text:p>
          </table:table-cell>
          <table:table-cell table:style-name="ce2" office:value-type="string">
            <text:p>Rudolph Place Flt 10 </text:p>
          </table:table-cell>
          <table:table-cell table:style-name="ce6" office:value-type="string">
            <text:p>57, Flt 10, Rudolph Street, Sliema, SLM 127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195332c-b82a-11e8-a9d2-00259047317d</text:p>
          </table:table-cell>
          <table:table-cell table:style-name="ce2" office:value-type="string">
            <text:p>Swieqi house</text:p>
          </table:table-cell>
          <table:table-cell table:style-name="ce11" office:value-type="string">
            <text:p>49, Triq il-Wasliet, Swieqi, SWQ 311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1f07422-abb4-11e8-a9d2-00259047317d</text:p>
          </table:table-cell>
          <table:table-cell table:style-name="ce2" office:value-type="string">
            <text:p>St Helen Penthouse</text:p>
          </table:table-cell>
          <table:table-cell table:style-name="ce6" office:value-type="string">
            <text:p>17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469dd77-79f2-11e8-93bd-00259047317d</text:p>
          </table:table-cell>
          <table:table-cell table:style-name="ce2" office:value-type="string">
            <text:p>Valletta</text:p>
          </table:table-cell>
          <table:table-cell table:style-name="ce12" office:value-type="string">
            <text:p>Old Barrack, Triq il-Lanca, Valletta VLT182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469df2e-79f2-11e8-93bd-00259047317d</text:p>
          </table:table-cell>
          <table:table-cell table:style-name="ce2" office:value-type="string">
            <text:p>Carob Hills - Villa Ghea</text:p>
          </table:table-cell>
          <table:table-cell table:style-name="ce13" office:value-type="string">
            <text:p>Carob Hill, 59, Triq Ghajn Zejtuna, Santa Maria Estate, Mellieh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469dfc0-79f2-11e8-93bd-00259047317d</text:p>
          </table:table-cell>
          <table:table-cell table:style-name="ce2" office:value-type="string">
            <text:p>Carob Hills - Villa Gaia</text:p>
          </table:table-cell>
          <table:table-cell table:style-name="ce13" office:value-type="string">
            <text:p>Carob Hill, 59, Triq Ghajn Zejtuna, Santa Maria Estate, Mellieh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469e034-79f2-11e8-93bd-00259047317d</text:p>
          </table:table-cell>
          <table:table-cell table:style-name="ce2" office:value-type="string">
            <text:p>Carob Hills - villa Goa</text:p>
          </table:table-cell>
          <table:table-cell table:style-name="ce13" office:value-type="string">
            <text:p>Carob Hill, 70, Triq il-Pont, Santa Maria Estate, Mellieh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469e09d-79f2-11e8-93bd-00259047317d</text:p>
          </table:table-cell>
          <table:table-cell table:style-name="ce2" office:value-type="string">
            <text:p>Carob Hills - Villa Blu</text:p>
          </table:table-cell>
          <table:table-cell table:style-name="ce13" office:value-type="string">
            <text:p>Carob Hill, 70, Triq il-Pont, Santa Maria Estate, Mellieh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541be90-b11c-11e8-a9d2-00259047317d</text:p>
          </table:table-cell>
          <table:table-cell table:style-name="ce3" office:value-type="string">
            <text:p>St Helen Studio</text:p>
          </table:table-cell>
          <table:table-cell table:style-name="ce9" office:value-type="string">
            <text:p>17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541be90-b11c-11e8-a9d2-00259047317d</text:p>
          </table:table-cell>
          <table:table-cell table:style-name="ce2" office:value-type="string">
            <text:p>St Helen 2 bd</text:p>
          </table:table-cell>
          <table:table-cell table:style-name="ce6" office:value-type="string">
            <text:p>17, Triq il- Freres, Sliema, SLM 114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8d7ca0e-af64-11e8-a9d2-00259047317d</text:p>
          </table:table-cell>
          <table:table-cell table:style-name="ce2" office:value-type="string">
            <text:p>Valletta 5 - 2 bedroom duplex low ceiling</text:p>
          </table:table-cell>
          <table:table-cell table:style-name="ce8" office:value-type="string">
            <text:p>149,Falt 4, Triq San Pawl, Valletta,VLT 122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9e2edd20-b66b-11e8-a9d2-00259047317d</text:p>
          </table:table-cell>
          <table:table-cell table:style-name="ce3" office:value-type="string">
            <text:p>Tigne 47</text:p>
          </table:table-cell>
          <table:table-cell table:style-name="ce9" office:value-type="string">
            <text:p>47,Flt 5, Triq ix-Xatt ta' Tigne, Sliema, SLM 301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a0940922-af55-11e8-a9d2-00259047317d</text:p>
          </table:table-cell>
          <table:table-cell table:style-name="ce2" office:value-type="string">
            <text:p>Valletta 2 - 1 bedroom</text:p>
          </table:table-cell>
          <table:table-cell table:style-name="ce8" office:value-type="string">
            <text:p>149,Falt 1, Triq San Pawl, Valletta,VLT 1218 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a5a33e21-8b45-11e8-b61d-00259047317d</text:p>
          </table:table-cell>
          <table:table-cell table:style-name="ce2" office:value-type="string">
            <text:p>Carob Hills - Villa Ida</text:p>
          </table:table-cell>
          <table:table-cell table:style-name="ce13" office:value-type="string">
            <text:p>Carob Hill, 70, Triq il-Pont, Santa Maria Estate, Mellieha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abc5a525-af62-11e8-a9d2-00259047317d</text:p>
          </table:table-cell>
          <table:table-cell table:style-name="ce2" office:value-type="string">
            <text:p>Valletta 4 - 2 bedroom duplex large</text:p>
          </table:table-cell>
          <table:table-cell table:style-name="ce8" office:value-type="string">
            <text:p>149,Falt 3, Triq San Pawl, Valletta,VLT 1219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ad3d1591-b050-11e8-a9d2-00259047317d</text:p>
          </table:table-cell>
          <table:table-cell table:style-name="ce3" office:value-type="string">
            <text:p>St Paul's Bay Seafront Apartment</text:p>
          </table:table-cell>
          <table:table-cell table:style-name="ce14" office:value-type="string">
            <text:p>54, Flat 3, Bormio, Dawret il-Gzejjer, Buggibba, San Pawl il-Bahar, SPB 250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b01de721-b5ac-11e8-a9d2-00259047317d</text:p>
          </table:table-cell>
          <table:table-cell table:style-name="ce2" office:value-type="string">
            <text:p>The penthouse</text:p>
          </table:table-cell>
          <table:table-cell table:style-name="ce6" office:value-type="string">
            <text:p>44, Flat 9, Amery Street, Sliema, SLM170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b1c6fd20-af5b-11e8-a9d2-00259047317d</text:p>
          </table:table-cell>
          <table:table-cell table:style-name="ce2" office:value-type="string">
            <text:p>Valletta 1 - maisonette 2bd</text:p>
          </table:table-cell>
          <table:table-cell table:style-name="ce8" office:value-type="string">
            <text:p>34, Triq San Nicola, Valletta, VLT 1624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b1d433eb-abb4-11e8-a9d2-00259047317d</text:p>
          </table:table-cell>
          <table:table-cell table:style-name="ce2" office:value-type="string">
            <text:p>St Julians Hill Duplex 4 bedroom apartment</text:p>
          </table:table-cell>
          <table:table-cell table:style-name="ce10" office:value-type="string">
            <text:p>227, Bonsud, Triq L-Imhallef William Harding, Pembroke, PBK 150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b91ff0c8-b119-11e8-a9d2-00259047317d</text:p>
          </table:table-cell>
          <table:table-cell table:style-name="ce2" office:value-type="string">
            <text:p>Gzira 3-bd</text:p>
          </table:table-cell>
          <table:table-cell table:style-name="ce8" office:value-type="string">
            <text:p>7, Flat 4, Triq l-Immakulata Kuncizzjoni, Gzira, GZR 1140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bb8bf19d-b1c0-11e8-a9d2-00259047317d</text:p>
          </table:table-cell>
          <table:table-cell table:style-name="ce3" office:value-type="string">
            <text:p>Emerald Court </text:p>
          </table:table-cell>
          <table:table-cell table:style-name="ce9" office:value-type="string">
            <text:p>62, Emerald Court, St Henry Street, Sliema, SLM 1324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cde1f858-b1c8-11e8-a9d2-00259047317d</text:p>
          </table:table-cell>
          <table:table-cell table:style-name="ce2" office:value-type="string">
            <text:p>Muriel Flt 4</text:p>
          </table:table-cell>
          <table:table-cell table:style-name="ce6" office:value-type="string">
            <text:p>11, Muriel Flt 4, Matthew Pulis Street, Sliema, SLM 305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d1a37469-ad27-11e8-a9d2-00259047317d</text:p>
          </table:table-cell>
          <table:table-cell table:style-name="ce2" office:value-type="string">
            <text:p>Bastion View pth</text:p>
          </table:table-cell>
          <table:table-cell table:style-name="ce15" office:value-type="string">
            <text:p>13, Censu Scerri Street, Sliema, SLM 306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de4f2154-b0f0-11e8-a9d2-00259047317d</text:p>
          </table:table-cell>
          <table:table-cell table:style-name="ce2" office:value-type="string">
            <text:p>Gzira 2bd pth</text:p>
          </table:table-cell>
          <table:table-cell table:style-name="ce8" office:value-type="string">
            <text:p>7, Flat 5, Triq l-Immakulata Kuncizzjoni, Gzira, GZR 114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df4ae1c2-af5e-11e8-a9d2-00259047317d</text:p>
          </table:table-cell>
          <table:table-cell table:style-name="ce2" office:value-type="string">
            <text:p>Valletta 3 - 1 bedroom</text:p>
          </table:table-cell>
          <table:table-cell table:style-name="ce8" office:value-type="string">
            <text:p>149,Falt 2, Triq San Pawl, Valletta,VLT 1218 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df5cf836-b29a-11e8-a9d2-00259047317d</text:p>
          </table:table-cell>
          <table:table-cell table:style-name="ce2" office:value-type="string">
            <text:p>Rudolph Place Flt 2</text:p>
          </table:table-cell>
          <table:table-cell table:style-name="ce6" office:value-type="string">
            <text:p>57, Flt 2, Rudolph Street, Sliema, SLM 1273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e08928d5-b1b4-11e8-a9d2-00259047317d</text:p>
          </table:table-cell>
          <table:table-cell table:style-name="ce3" office:value-type="string">
            <text:p>Bastion view</text:p>
          </table:table-cell>
          <table:table-cell table:style-name="ce15" office:value-type="string">
            <text:p>13, Censu Scerri Street, Sliema, SLM 306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e987684e-b052-11e8-a9d2-00259047317d</text:p>
          </table:table-cell>
          <table:table-cell table:style-name="ce3" office:value-type="string">
            <text:p>St Paul's, flat 1, 2nd Floor, 2bd</text:p>
          </table:table-cell>
          <table:table-cell table:style-name="ce7" office:value-type="string">
            <text:p>79 Delfin Court, Flat 1, Triq Patri Guzepp Calleja, St Paul's Bay, SPB 2732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eb8c8706-b1ca-11e8-a9d2-00259047317d</text:p>
          </table:table-cell>
          <table:table-cell table:style-name="ce3" office:value-type="string">
            <text:p>Muriel Flt 5</text:p>
          </table:table-cell>
          <table:table-cell table:style-name="ce9" office:value-type="string">
            <text:p>11, Muriel Flt 5, Matthew Pulis Street, Sliema, SLM 3053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ed0dd797-b0e7-11e8-a9d2-00259047317d</text:p>
          </table:table-cell>
          <table:table-cell table:style-name="ce2" office:value-type="string">
            <text:p>Neptunes Court. Flat 9</text:p>
          </table:table-cell>
          <table:table-cell table:style-name="ce6" office:value-type="string">
            <text:p>47, Main Str, St. Julians, <text:s/>STJ 1018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ee79575f-af66-11e8-a9d2-00259047317d</text:p>
          </table:table-cell>
          <table:table-cell table:style-name="ce2" office:value-type="string">
            <text:p>Valletta duplex penthouse</text:p>
          </table:table-cell>
          <table:table-cell table:style-name="ce8" office:value-type="string">
            <text:p>149,Falt 5, Triq San Pawl, Valletta,VLT 1221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f4189956-b68a-11e8-a9d2-00259047317d</text:p>
          </table:table-cell>
          <table:table-cell table:style-name="ce3" office:value-type="string">
            <text:p>Sliema House</text:p>
          </table:table-cell>
          <table:table-cell table:style-name="ce9" office:value-type="string">
            <text:p>13,zahrija, Trejqet Emilio Lombari, Sliema, SLM 106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fb0e4e8c-af6c-11e8-a9d2-00259047317d</text:p>
          </table:table-cell>
          <table:table-cell table:style-name="ce2" office:value-type="string">
            <text:p>Gzira 3bd room</text:p>
          </table:table-cell>
          <table:table-cell table:style-name="ce8" office:value-type="string">
            <text:p>80, Falt 1, Triq Sir Patrick Stuart, GZR 1050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office:value-type="string">
            <text:p>fc223001-b4ed-11e8-a9d2-00259047317d</text:p>
          </table:table-cell>
          <table:table-cell table:style-name="ce2" office:value-type="string">
            <text:p>Sapphire, no 10, 2-bedroom pth</text:p>
          </table:table-cell>
          <table:table-cell table:style-name="ce6" office:value-type="string">
            <text:p>12, Sapphire, Flat 10, Manuel Dimech Street, Sliema, SLM 1058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office:value-type="string">
            <text:p>fefe711b-b758-11e8-a9d2-00259047317d</text:p>
          </table:table-cell>
          <table:table-cell table:style-name="ce2" office:value-type="string">
            <text:p>Bayview Flt 2</text:p>
          </table:table-cell>
          <table:table-cell table:style-name="ce6" office:value-type="string">
            <text:p>57, Borg Olivier Street, St Julians, STJ 1081</text:p>
          </table:table-cell>
          <table:table-cell table:style-name="ce5" table:number-columns-repeated="23"/>
          <table:table-cell table:number-columns-repeated="998"/>
        </table:table-row>
        <table:table-row table:style-name="ro2" table:number-rows-repeated="877">
          <table:table-cell/>
          <table:table-cell table:style-name="ce5" table:number-columns-repeated="25"/>
          <table:table-cell table:number-columns-repeated="998"/>
        </table:table-row>
        <table:table-row table:style-name="ro2" table:number-rows-repeated="4">
          <table:table-cell table:number-columns-repeated="3"/>
          <table:table-cell table:style-name="ce5" table:number-columns-repeated="23"/>
          <table:table-cell table:number-columns-repeated="998"/>
        </table:table-row>
        <table:table-row table:style-name="ro3" table:number-rows-repeated="20">
          <table:table-cell table:number-columns-repeated="1024"/>
        </table:table-row>
        <table:table-row table:style-name="ro4" table:number-rows-repeated="1047577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A1:Sheet1.C10485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text>€</number:text>
      <number:number number:decimal-places="2" number:min-integer-digits="1" number:grouping="true"/>
    </number:number-style>
    <number:number-style style:name="N108">
      <number:text>€</number:text>
      <number:number number:decimal-places="0" number:min-integer-digits="1" number:grouping="true"/>
    </number:number-style>
    <number:number-style style:name="N109">
      <number:number number:decimal-places="0" number:min-integer-digits="3"/>
    </number:number-style>
    <number:number-style style:name="N8106P0" style:volatile="true" number:language="en" number:country="GB">
      <number:number number:decimal-places="0" number:min-integer-digits="1" number:grouping="true"/>
    </number:number-style>
    <number:number-style style:name="N8106" number:language="en" number:country="GB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GB">
      <number:number number:decimal-places="0" number:min-integer-digits="1" number:grouping="true"/>
    </number:number-style>
    <number:number-style style:name="N810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GB">
      <number:number number:decimal-places="2" number:min-integer-digits="1" number:grouping="true"/>
    </number:number-style>
    <number:number-style style:name="N8108" number:language="en" number:country="GB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GB">
      <number:number number:decimal-places="2" number:min-integer-digits="1" number:grouping="true"/>
    </number:number-style>
    <number:number-style style:name="N810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GB">
      <number:number number:decimal-places="0" number:min-integer-digits="1" number:grouping="true"/>
      <number:text> </number:text>
    </number:number-style>
    <number:number-style style:name="N811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GB">
      <number:text> - </number:text>
    </number:number-style>
    <number:text-style style:name="N8113" number:language="en" number:country="GB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GB">
      <number:number number:decimal-places="2" number:min-integer-digits="1" number:grouping="true"/>
      <number:text> </number:text>
    </number:number-style>
    <number:number-style style:name="N811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7" number:language="en" number:country="GB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GB">
      <number:minutes number:style="long"/>
      <number:text>:</number:text>
      <number:seconds number:style="long"/>
    </number:time-style>
    <number:time-style style:name="N811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GB">
      <number:minutes number:style="long"/>
      <number:text>:</number:text>
      <number:seconds number:style="long" number:decimal-places="1"/>
    </number:time-style>
    <number:number-style style:name="N8121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15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5:25:10</dc:date>
    <dc:creator>Leanne llb</dc:creator>
    <meta:generator>OpenOffice/4.1.5$Unix OpenOffice.org_project/415m1$Build-9789</meta:generator>
    <meta:editing-duration>PT2H3S</meta:editing-duration>
    <meta:editing-cycles>5</meta:editing-cycles>
    <meta:document-statistic meta:table-count="1" meta:cell-count="189" meta:object-count="0"/>
  </office:meta>
</office:document-meta>
</file>